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nguageSetImpl.initResourceBun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nguageSetImpl.LanguageSe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createLanguage( Locale locale , Resource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nguageSet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nguageSet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nguageSetImpl.setClassLoader(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matchLocale(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nguageSetImpl.setShortTitle( String short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get(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nguageSetImpl.setCastorKeywords( String key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nguageSetImpl.loadResourceBundle(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nguageSetImpl.getCastorKey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getShor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toString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nguageSetImpl.getDefaultLoca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nguageSetImpl.setResources( String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SetImpl.initInlinedInfo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nguageSetImpl.postLoa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nguageSet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